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92947D514BB533C3.png" manifest:media-type="image/png"/>
  <manifest:file-entry manifest:full-path="Pictures/10000000000004F900000322998EE26C77BF1C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2.34cm" fo:min-width="3.8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2.34cm" fo:min-width="3.86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29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1-outline1">
      <style:graphic-properties draw:auto-grow-height="true" draw:fit-to-size="false" style:shrink-to-fit="false" fo:min-height="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color="#ffffff" fo:font-size="28pt"/>
    </style:style>
    <style:style style:name="P6" style:family="paragraph">
      <loext:graphic-properties draw:fill="solid" draw:fill-color="#2a6099"/>
      <style:paragraph-properties fo:text-align="center" style:writing-mode="lr-tb"/>
      <style:text-properties fo:color="#ffffff" fo:font-size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a7500"/>
      <style:paragraph-properties fo:text-align="center" style:writing-mode="lr-tb"/>
      <style:text-properties fo:color="#ffffff" fo:font-size="28pt"/>
    </style:style>
    <style:style style:name="P10" style:family="paragraph">
      <style:paragraph-properties fo:margin-left="0cm" fo:margin-right="0cm" fo:margin-top="0cm" fo:margin-bottom="0.371cm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371cm" fo:text-indent="0cm"/>
      <style:text-properties style:font-name="Source Sans Pro1" style:letter-kerning="true" style:font-size-asian="32pt" style:font-size-complex="32pt"/>
    </style:style>
    <style:style style:name="P13" style:family="paragraph">
      <style:paragraph-properties fo:margin-left="0cm" fo:margin-right="0cm" fo:margin-top="0cm" fo:margin-bottom="0.295cm" fo:text-indent="0cm"/>
    </style:style>
    <style:style style:name="P14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color="#ffffff" fo:font-size="28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Sans Pro1" style:letter-kerning="true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 presentation:user-transformed="true">
          <draw:text-box>
            <text:p>Device Tree Lifetime</text:p>
          </draw:text-box>
        </draw:frame>
        <draw:frame presentation:style-name="pr2" draw:text-style-name="P3" draw:layer="layout" svg:width="25.179cm" svg:height="3.229cm" svg:x="1.29cm" svg:y="10.867cm" presentation:class="subtitle">
          <draw:text-box>
            <text:p text:style-name="P2"><text:span text:style-name="T1">Heinrich Schuchardt, 2020-05-26</text:span></text:p>
            <text:p text:style-name="P2"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Boot Flow Examples</text:p>
          </draw:text-box>
        </draw:frame>
        <draw:custom-shape draw:style-name="gr2" draw:text-style-name="P6" xml:id="id8" draw:id="id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" draw:start-glue-point="0" draw:end-shape="id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" draw:start-glue-point="1" draw:end-shape="id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2" draw:start-glue-point="1" draw:end-shape="id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5" draw:end-shape="id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" draw:start-glue-point="0" draw:end-shape="id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6" draw:start-glue-point="1" draw:end-shape="id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" draw:start-glue-point="2" draw:end-shape="id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7" draw:start-glue-point="2" draw:end-shape="id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8" draw:start-glue-point="1" draw:end-shape="id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7" draw:start-glue-point="1" draw:end-shape="id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" draw:start-glue-point="2" draw:end-shape="id9" draw:end-glue-point="3" svg:d="M16256 6440v4012h7112" svg:viewBox="0 0 7113 4013">
          <text:p/>
        </draw:connector>
        <draw:custom-shape draw:style-name="gr2" draw:text-style-name="P6" xml:id="id14" draw:id="id1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10" draw:start-glue-point="1" draw:end-shape="id1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11" draw:start-glue-point="1" draw:end-shape="id1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13" draw:end-shape="id1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14" draw:start-glue-point="1" draw:end-shape="id1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15" draw:start-glue-point="1" draw:end-shape="id1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10" draw:start-glue-point="0" draw:end-shape="id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8" draw:start-glue-point="1" draw:end-shape="id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7" draw:start-glue-point="0" draw:end-shape="id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" draw:start-glue-point="1" draw:end-shape="id4" draw:end-glue-point="2" svg:d="M22860 8298h2540v-1858" svg:viewBox="0 0 2541 1859">
          <text:p/>
        </draw:connector>
        <draw:connector draw:style-name="gr3" draw:text-style-name="P7" draw:layer="layout" svg:x1="16.256cm" svg:y1="14.84cm" svg:x2="25.4cm" svg:y2="14.84cm" draw:start-shape="id10" draw:start-glue-point="2" draw:end-shape="id12" draw:end-glue-point="2" svg:d="M16256 14840v500h9144v-500" svg:viewBox="0 0 9145 50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Sources</text:p>
          </draw:text-box>
        </draw:frame>
        <draw:custom-shape draw:style-name="gr4" draw:text-style-name="P9" xml:id="id23" draw:id="id23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0" draw:id="id20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7" draw:id="id17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2" draw:id="id22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8" draw:id="id18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4" draw:id="id24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6" draw:start-glue-point="0" draw:end-shape="id17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18" draw:start-glue-point="1" draw:end-shape="id17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17" draw:start-glue-point="1" draw:end-shape="id19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20" draw:end-shape="id18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18" draw:start-glue-point="0" draw:end-shape="id19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21" draw:start-glue-point="1" draw:end-shape="id20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18" draw:start-glue-point="2" draw:end-shape="id16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22" draw:start-glue-point="2" draw:end-shape="id23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23" draw:start-glue-point="1" draw:end-shape="id20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22" draw:start-glue-point="1" draw:end-shape="id21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18" draw:start-glue-point="2" draw:end-shape="id24" draw:end-glue-point="3" svg:d="M16256 6440v4012h7112" svg:viewBox="0 0 7113 4013">
          <text:p/>
        </draw:connector>
        <draw:custom-shape draw:style-name="gr4" draw:text-style-name="P9" xml:id="id29" draw:id="id29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8" draw:id="id28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0" draw:id="id30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7" draw:id="id27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5" draw:id="id25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25" draw:start-glue-point="1" draw:end-shape="id26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26" draw:start-glue-point="1" draw:end-shape="id27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28" draw:end-shape="id25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29" draw:start-glue-point="1" draw:end-shape="id28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30" draw:start-glue-point="1" draw:end-shape="id29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25" draw:start-glue-point="0" draw:end-shape="id24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23" draw:start-glue-point="1" draw:end-shape="id18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22" draw:start-glue-point="0" draw:end-shape="id18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6" draw:start-glue-point="1" draw:end-shape="id19" draw:end-glue-point="2" svg:d="M22860 8298h2540v-1858" svg:viewBox="0 0 2541 1859">
          <text:p/>
        </draw:connector>
        <draw:connector draw:style-name="gr3" draw:text-style-name="P7" draw:layer="layout" svg:x1="16.256cm" svg:y1="14.84cm" svg:x2="25.4cm" svg:y2="14.84cm" draw:start-shape="id25" draw:start-glue-point="2" draw:end-shape="id27" draw:end-glue-point="2" svg:d="M16256 14840v500h9144v-500" svg:viewBox="0 0 9145 50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Modification</text:p>
          </draw:text-box>
        </draw:frame>
        <draw:custom-shape draw:style-name="gr4" draw:text-style-name="P9" xml:id="id38" draw:id="id3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6" draw:id="id3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5" draw:id="id3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2" draw:id="id3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7" draw:id="id3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4" draw:id="id3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3" draw:id="id3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1" draw:id="id3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9" draw:id="id3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31" draw:start-glue-point="0" draw:end-shape="id3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3" draw:start-glue-point="1" draw:end-shape="id3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32" draw:start-glue-point="1" draw:end-shape="id3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35" draw:end-shape="id3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3" draw:start-glue-point="0" draw:end-shape="id3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36" draw:start-glue-point="1" draw:end-shape="id3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3" draw:start-glue-point="2" draw:end-shape="id3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37" draw:start-glue-point="2" draw:end-shape="id3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38" draw:start-glue-point="1" draw:end-shape="id3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37" draw:start-glue-point="1" draw:end-shape="id3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3" draw:start-glue-point="2" draw:end-shape="id39" draw:end-glue-point="3" svg:d="M16256 6440v4012h7112" svg:viewBox="0 0 7113 4013">
          <text:p/>
        </draw:connector>
        <draw:custom-shape draw:style-name="gr4" draw:text-style-name="P9" xml:id="id44" draw:id="id4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3" draw:id="id4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1" draw:id="id4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2" draw:id="id4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0" draw:id="id4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40" draw:start-glue-point="1" draw:end-shape="id4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41" draw:start-glue-point="1" draw:end-shape="id4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43" draw:end-shape="id4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44" draw:start-glue-point="1" draw:end-shape="id4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45" draw:start-glue-point="1" draw:end-shape="id4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40" draw:start-glue-point="0" draw:end-shape="id3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38" draw:start-glue-point="1" draw:end-shape="id3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37" draw:start-glue-point="0" draw:end-shape="id3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31" draw:start-glue-point="1" draw:end-shape="id34" draw:end-glue-point="2" svg:d="M22860 8298h2540v-1858" svg:viewBox="0 0 2541 1859">
          <text:p/>
        </draw:connector>
        <draw:connector draw:style-name="gr3" draw:text-style-name="P7" draw:layer="layout" svg:x1="16.256cm" svg:y1="14.84cm" svg:x2="25.45cm" svg:y2="14.732cm" draw:start-shape="id40" draw:start-glue-point="2" svg:d="M16256 14840v500h9194v-608" svg:viewBox="0 0 9195 609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TF-A BL2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0">Add PSCI node (QEMU)</text:p>
              </text:list-item>
              <text:list-item>
                <text:p text:style-name="P10">Add ‘lossy-decompression@’ node (Renesas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TF-A BL31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Set ‘stdout-path’ in ‘/chosen’ node (RPi4)</text:p>
              </text:list-item>
              <text:list-item>
                <text:p text:style-name="P10"><text:span text:style-name="T3">Add PSCI node</text:span> (RPi4)</text:p>
              </text:list-item>
              <text:list-item>
                <text:p text:style-name="P10"><text:span text:style-name="T3">Add reserved memory</text:span> (RPi4)</text:p>
              </text:list-item>
              <text:list-item>
                <text:p text:style-name="P10"><text:span text:style-name="T3">Set ‘interrupts’ properties on "arm,gic-400" compatible node</text:span> (RPi4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EDK2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3">
              <text:list-item>
                <text:p>Set ‘linux,initrd-start’, <text:s/>‘linux,initrd-end’ (Android)</text:p>
              </text:list-item>
              <text:list-item>
                <text:p>Disable ‘arm,pl031’ compatible node (QEMU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OP-TEE OS</text:p>
          </draw:text-box>
        </draw:frame>
        <draw:frame presentation:style-name="pr9" draw:text-style-name="P1" draw:layer="layout" svg:width="25.061cm" svg:height="9.35cm" svg:x="1.397cm" svg:y="4cm" presentation:class="outline" presentation:user-transformed="true">
          <draw:text-box>
            <text:list text:style-name="L3">
              <text:list-item>
                <text:p text:style-name="P12">Global</text:p>
                <text:list>
                  <text:list-item>
                    <text:p>Add OP-TEE node with invocation parameters.</text:p>
                  </text:list-item>
                  <text:list-item>
                    <text:p>Add a reserved memory node for secure world memory</text:p>
                  </text:list-item>
                  <text:list-item>
                    <text:p>Add a PSCI description node if none found.</text:p>
                  </text:list-item>
                </text:list>
              </text:list-item>
              <text:list-item>
                <text:p text:style-name="P12">Platform specific</text:p>
                <text:list>
                  <text:list-item>
                    <text:p>GPIO configuration (STM32)</text:p>
                  </text:list-item>
                  <text:list-item>
                    <text:p>‘secure-status’ of CAAM node (NXP crypto engine)</text:p>
                  </text:list-item>
                  <text:list-item>
                    <text:p text:style-name="P13"><text:span text:style-name="T4">‘</text:span><text:span text:style-name="T4">tpm_event_log_sm_addr’ property (TP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U-Boot SPL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3">
              <text:list-item>
                <text:p>Hardware discovery to determine relevant FDT<text:line-break/>(e.g. Wandboard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U-Boot</text:p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3">
              <text:list-item>
                <text:p>Available memory</text:p>
              </text:list-item>
              <text:list-item>
                <text:p>Reserved memory</text:p>
              </text:list-item>
              <text:list-item>
                <text:p>/chosen node:</text:p>
                <text:list>
                  <text:list-item>
                    <text:p>’linux,initrd-start’, ‘linux,initrd-end’, ‘bootargs’</text:p>
                  </text:list-item>
                  <text:list-item>
                    <text:p>‘boot-hartid’ on RISC-V</text:p>
                  </text:list-item>
                </text:list>
              </text:list-item>
              <text:list-item>
                <text:p>‘enable-method’ of CPU nodes, e.g. ‘spin-table’</text:p>
              </text:list-item>
              <text:list-item>
                <text:p>PSCI node if provided by U-Boot</text:p>
              </text:list-item>
              <text:list-item>
                <text:p>Hardware configuration, e.g. MAC addres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GRUB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3">
              <text:list-item>
                <text:p>"linux,initrd-start", "linux,initrd-end", "bootargs"</text:p>
              </text:list-item>
              <text:list-item>
                <text:p>multiboot command parameters via /chosen node (Xe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998EE26C77BF1C9D.png" xlink:type="simple" xlink:show="embed" xlink:actuate="onLoad"/>
    <draw:fill-image draw:name="Bitmap_20_2" draw:display-name="Bitmap 2" xlink:href="Pictures/10000000000004F900000322998EE26C77BF1C9D.png" xlink:type="simple" xlink:show="embed" xlink:actuate="onLoad"/>
    <draw:fill-image draw:name="Bitmape_20_11" draw:display-name="Bitmape 11" xlink:href="Pictures/10000000000004F90000032292947D514BB533C3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5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6cm" svg:x="1.314cm" svg:y="14.347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6cm" svg:x="9.489cm" svg:y="14.347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6cm" svg:x="19.989cm" svg:y="14.347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29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7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7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7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39cm" svg:x="1.397cm" svg:y="3.809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05:53:16.062515009</meta:creation-date>
    <meta:editing-duration>PT1H36M52S</meta:editing-duration>
    <meta:editing-cycles>13</meta:editing-cycles>
    <meta:generator>LibreOffice/6.4.4.2$Linux_X86_64 LibreOffice_project/40$Build-2</meta:generator>
    <dc:title>Vivid</dc:title>
    <dc:date>2020-05-26T20:02:00.038781526</dc:date>
    <meta:document-statistic meta:object-count="195"/>
  </office:meta>
</office:document-meta>
</file>